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lgorithm</text:p>
          </table:table-cell>
          <table:table-cell office:value-type="string" calcext:value-type="string">
            <text:p><text:s/>Accuracy</text:p>
          </table:table-cell>
        </table:table-row>
        <table:table-row table:style-name="ro2">
          <table:table-cell office:value-type="string" calcext:value-type="string">
            <text:p>Naive Bayes Classifier</text:p>
          </table:table-cell>
          <table:table-cell office:value-type="float" office:value="0.783855461627714" calcext:value-type="float">
            <text:p>0.783855461627714</text:p>
          </table:table-cell>
        </table:table-row>
        <table:table-row table:style-name="ro2">
          <table:table-cell office:value-type="string" calcext:value-type="string">
            <text:p> Logistic Regression</text:p>
          </table:table-cell>
          <table:table-cell office:value-type="float" office:value="0.808552958727002" calcext:value-type="float">
            <text:p>0.808552958727002</text:p>
          </table:table-cell>
        </table:table-row>
        <table:table-row table:style-name="ro3">
          <table:table-cell office:value-type="string" calcext:value-type="string">
            <text:p>Support Vector Machines</text:p>
          </table:table-cell>
          <table:table-cell office:value-type="float" office:value="0.789325377092657" calcext:value-type="float">
            <text:p>0.789325377092657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0.839714901375767" calcext:value-type="float">
            <text:p>0.839714901375767</text:p>
          </table:table-cell>
        </table:table-row>
        <table:table-row table:style-name="ro2">
          <table:table-cell office:value-type="string" calcext:value-type="string">
            <text:p>Decision Trees</text:p>
          </table:table-cell>
          <table:table-cell office:value-type="float" office:value="0.80275153323388" calcext:value-type="float">
            <text:p>0.80275153323388</text:p>
          </table:table-cell>
        </table:table-row>
        <table:table-row table:style-name="ro2">
          <table:table-cell office:value-type="string" calcext:value-type="string">
            <text:p>Nearest Neighbor</text:p>
          </table:table-cell>
          <table:table-cell office:value-type="string" calcext:value-type="string">
            <text:p><text:s/>0.8310956406431295, k = 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2:00:00.392815765</meta:creation-date>
    <dc:date>2020-10-06T12:06:39.347191176</dc:date>
    <meta:editing-duration>PT6M42S</meta:editing-duration>
    <meta:editing-cycles>1</meta:editing-cycles>
    <meta:document-statistic meta:table-count="1" meta:cell-count="14" meta:object-count="0"/>
    <meta:generator>LibreOffice/6.4.6.2$Linux_X86_64 LibreOffice_project/40$Build-2</meta:generator>
  </office:meta>
</office:document-meta>
</file>